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Standard">
      <style:text-properties style:font-name="FreeSans1" fo:language="it" fo:country="IT" officeooo:rsid="0008dd1f" officeooo:paragraph-rsid="0008dd1f"/>
    </style:style>
    <style:style style:name="P2" style:family="paragraph" style:parent-style-name="Standard">
      <style:text-properties style:font-name="FreeSans1" fo:language="it" fo:country="IT" fo:font-weight="bold" officeooo:rsid="0008dd1f" officeooo:paragraph-rsid="0008dd1f" style:font-weight-asian="bold" style:font-weight-complex="bold"/>
    </style:style>
    <style:style style:name="P3" style:family="paragraph" style:parent-style-name="Standard">
      <style:text-properties style:font-name="FreeSans1" fo:language="it" fo:country="IT" fo:font-weight="bold" officeooo:rsid="0008dd1f" officeooo:paragraph-rsid="0008dd1f" style:font-size-asian="10.5pt" style:font-weight-asian="bold" style:font-weight-complex="bold"/>
    </style:style>
    <style:style style:name="P4" style:family="paragraph" style:parent-style-name="Standard">
      <style:text-properties style:font-name="FreeSans1" fo:language="it" fo:country="IT" fo:font-weight="bold" officeooo:rsid="000bbd03" officeooo:paragraph-rsid="000bbd03" style:font-size-asian="10.5pt" style:font-weight-asian="bold" style:font-weight-complex="bold"/>
    </style:style>
    <style:style style:name="P5" style:family="paragraph" style:parent-style-name="Standard">
      <style:text-properties style:font-name="FreeSans1" fo:language="it" fo:country="IT" fo:font-weight="bold" officeooo:rsid="000c145b" officeooo:paragraph-rsid="000c145b" style:font-size-asian="10.5pt" style:font-weight-asian="bold" style:font-weight-complex="bold"/>
    </style:style>
    <style:style style:name="P6" style:family="paragraph" style:parent-style-name="Standard">
      <style:text-properties style:font-name="FreeSans1" fo:language="it" fo:country="IT" fo:font-weight="bold" officeooo:rsid="000e73e3" officeooo:paragraph-rsid="000e73e3" style:font-size-asian="10.5pt" style:font-weight-asian="bold" style:font-weight-complex="bold"/>
    </style:style>
    <style:style style:name="P7" style:family="paragraph" style:parent-style-name="Standard">
      <style:text-properties style:font-name="FreeSans1" fo:language="it" fo:country="IT" fo:font-weight="bold" officeooo:rsid="001039ce" officeooo:paragraph-rsid="001039ce" style:font-size-asian="10.5pt" style:font-weight-asian="bold" style:font-weight-complex="bold"/>
    </style:style>
    <style:style style:name="P8" style:family="paragraph" style:parent-style-name="Standard">
      <style:text-properties style:font-name="FreeSans1" fo:language="it" fo:country="IT" fo:font-weight="bold" officeooo:rsid="0010cd3d" officeooo:paragraph-rsid="0010cd3d" style:font-size-asian="10.5pt" style:font-weight-asian="bold" style:font-weight-complex="bold"/>
    </style:style>
    <style:style style:name="P9" style:family="paragraph" style:parent-style-name="Standard">
      <style:text-properties style:font-name="FreeSans1" fo:language="it" fo:country="IT" fo:font-weight="bold" officeooo:rsid="0011f954" officeooo:paragraph-rsid="0011f954" style:font-size-asian="10.5pt" style:font-weight-asian="bold" style:font-weight-complex="bold"/>
    </style:style>
    <style:style style:name="P10" style:family="paragraph" style:parent-style-name="Standard">
      <style:text-properties style:font-name="FreeSans1" fo:language="it" fo:country="IT" fo:font-weight="bold" officeooo:rsid="001328a9" officeooo:paragraph-rsid="001328a9" style:font-size-asian="10.5pt" style:font-weight-asian="bold" style:font-weight-complex="bold"/>
    </style:style>
    <style:style style:name="P11" style:family="paragraph" style:parent-style-name="Standard">
      <style:text-properties style:font-name="FreeSans1" fo:language="it" fo:country="IT" fo:font-weight="bold" officeooo:rsid="0014c9fd" officeooo:paragraph-rsid="0014c9fd" style:font-size-asian="10.5pt" style:font-weight-asian="bold" style:font-weight-complex="bold"/>
    </style:style>
    <style:style style:name="P12" style:family="paragraph" style:parent-style-name="Standard">
      <style:text-properties style:font-name="FreeSans1" fo:language="it" fo:country="IT" fo:font-weight="bold" officeooo:rsid="00162b1d" officeooo:paragraph-rsid="00162b1d" style:font-size-asian="10.5pt" style:font-weight-asian="bold" style:font-weight-complex="bold"/>
    </style:style>
    <style:style style:name="P13" style:family="paragraph" style:parent-style-name="Standard">
      <style:text-properties style:font-name="FreeSans1" fo:language="it" fo:country="IT" fo:font-weight="bold" officeooo:rsid="00169e03" officeooo:paragraph-rsid="00169e03" style:font-size-asian="10.5pt" style:font-weight-asian="bold" style:font-weight-complex="bold"/>
    </style:style>
    <style:style style:name="P14" style:family="paragraph" style:parent-style-name="Standard">
      <style:text-properties style:font-name="FreeSans1" fo:language="it" fo:country="IT" fo:font-weight="bold" officeooo:rsid="00191b24" officeooo:paragraph-rsid="00191b24" style:font-name-asian="Droid Sans Fallback" style:font-size-asian="10.5pt" style:font-weight-asian="bold" style:font-name-complex="FreeSans2" style:font-weight-complex="bold"/>
    </style:style>
    <style:style style:name="P15" style:family="paragraph" style:parent-style-name="Standard">
      <style:text-properties style:font-name="FreeSans1" fo:language="it" fo:country="IT" fo:font-weight="bold" officeooo:rsid="001cab2c" officeooo:paragraph-rsid="001cab2c" style:font-name-asian="Droid Sans Fallback" style:font-size-asian="10.5pt" style:font-weight-asian="bold" style:font-name-complex="FreeSans2" style:font-weight-complex="bold"/>
    </style:style>
    <style:style style:name="P16" style:family="paragraph" style:parent-style-name="Standard">
      <style:text-properties style:font-name="FreeSans1" fo:language="it" fo:country="IT" fo:font-weight="bold" officeooo:rsid="001e7d15" officeooo:paragraph-rsid="001e7d15" style:font-name-asian="Droid Sans Fallback" style:font-size-asian="10.5pt" style:font-weight-asian="bold" style:font-name-complex="FreeSans2" style:font-weight-complex="bold"/>
    </style:style>
    <style:style style:name="P17" style:family="paragraph" style:parent-style-name="Standard">
      <style:text-properties style:font-name="FreeSans1" fo:language="it" fo:country="IT" fo:font-weight="bold" officeooo:rsid="001e8635" officeooo:paragraph-rsid="001e8635" style:font-name-asian="Droid Sans Fallback" style:font-size-asian="10.5pt" style:font-weight-asian="bold" style:font-name-complex="FreeSans2" style:font-weight-complex="bold"/>
    </style:style>
    <style:style style:name="P18" style:family="paragraph" style:parent-style-name="Standard">
      <style:text-properties style:font-name="FreeSans1" fo:language="it" fo:country="IT" fo:font-weight="normal" officeooo:rsid="0008dd1f" officeooo:paragraph-rsid="0008dd1f" style:font-size-asian="10.5pt" style:font-weight-asian="normal" style:font-weight-complex="normal"/>
    </style:style>
    <style:style style:name="P19" style:family="paragraph" style:parent-style-name="Standard">
      <style:text-properties style:font-name="FreeSans1" fo:language="it" fo:country="IT" fo:font-weight="normal" officeooo:rsid="002faa40" officeooo:paragraph-rsid="0008dd1f" style:font-size-asian="10.5pt" style:font-weight-asian="normal" style:font-weight-complex="normal"/>
    </style:style>
    <style:style style:name="P20" style:family="paragraph" style:parent-style-name="Standard">
      <style:text-properties style:font-name="FreeSans1" fo:language="it" fo:country="IT" fo:font-weight="normal" officeooo:rsid="000bbd03" officeooo:paragraph-rsid="000bbd03" style:font-size-asian="10.5pt" style:font-weight-asian="normal" style:font-weight-complex="normal"/>
    </style:style>
    <style:style style:name="P21" style:family="paragraph" style:parent-style-name="Standard">
      <style:text-properties style:font-name="FreeSans1" fo:language="it" fo:country="IT" fo:font-weight="normal" officeooo:rsid="000c145b" officeooo:paragraph-rsid="000c145b" style:font-size-asian="10.5pt" style:font-weight-asian="normal" style:font-weight-complex="normal"/>
    </style:style>
    <style:style style:name="P22" style:family="paragraph" style:parent-style-name="Standard">
      <style:text-properties style:font-name="FreeSans1" fo:language="it" fo:country="IT" fo:font-weight="normal" officeooo:rsid="001039ce" officeooo:paragraph-rsid="001039ce" style:font-size-asian="10.5pt" style:font-weight-asian="normal" style:font-weight-complex="normal"/>
    </style:style>
    <style:style style:name="P23" style:family="paragraph" style:parent-style-name="Standard">
      <style:text-properties style:font-name="FreeSans1" fo:language="it" fo:country="IT" fo:font-weight="normal" officeooo:rsid="001039ce" officeooo:paragraph-rsid="0010cd3d" style:font-size-asian="10.5pt" style:font-weight-asian="normal" style:font-weight-complex="normal"/>
    </style:style>
    <style:style style:name="P24" style:family="paragraph" style:parent-style-name="Standard">
      <style:text-properties style:font-name="FreeSans1" fo:language="it" fo:country="IT" fo:font-weight="normal" officeooo:rsid="0010cd3d" officeooo:paragraph-rsid="0010cd3d" style:font-size-asian="10.5pt" style:font-weight-asian="normal" style:font-weight-complex="normal"/>
    </style:style>
    <style:style style:name="P25" style:family="paragraph" style:parent-style-name="Standard">
      <style:text-properties style:font-name="FreeSans1" fo:language="it" fo:country="IT" fo:font-weight="normal" officeooo:rsid="0011f954" officeooo:paragraph-rsid="0011f954" style:font-size-asian="10.5pt" style:font-weight-asian="normal" style:font-weight-complex="normal"/>
    </style:style>
    <style:style style:name="P26" style:family="paragraph" style:parent-style-name="Standard">
      <style:text-properties style:font-name="FreeSans1" fo:language="it" fo:country="IT" fo:font-weight="normal" officeooo:rsid="001328a9" officeooo:paragraph-rsid="001328a9" style:font-size-asian="10.5pt" style:font-weight-asian="normal" style:font-weight-complex="normal"/>
    </style:style>
    <style:style style:name="P27" style:family="paragraph" style:parent-style-name="Standard">
      <style:text-properties style:font-name="FreeSans1" fo:language="it" fo:country="IT" fo:font-weight="normal" officeooo:rsid="001328a9" officeooo:paragraph-rsid="0014c9fd" style:font-size-asian="10.5pt" style:font-weight-asian="normal" style:font-weight-complex="normal"/>
    </style:style>
    <style:style style:name="P28" style:family="paragraph" style:parent-style-name="Standard">
      <style:text-properties style:font-name="FreeSans1" fo:language="it" fo:country="IT" fo:font-weight="normal" officeooo:rsid="00162b1d" officeooo:paragraph-rsid="00162b1d" style:font-size-asian="10.5pt" style:font-weight-asian="normal" style:font-weight-complex="normal"/>
    </style:style>
    <style:style style:name="P29" style:family="paragraph" style:parent-style-name="Standard">
      <style:text-properties style:font-name="FreeSans1" fo:language="it" fo:country="IT" fo:font-weight="normal" officeooo:rsid="00169e03" officeooo:paragraph-rsid="00169e03" style:font-size-asian="10.5pt" style:font-weight-asian="normal" style:font-weight-complex="normal"/>
    </style:style>
    <style:style style:name="P30" style:family="paragraph" style:parent-style-name="Standard">
      <style:text-properties style:font-name="FreeSans1" fo:language="it" fo:country="IT" fo:font-weight="normal" officeooo:rsid="00169e03" officeooo:paragraph-rsid="00188b52" style:font-size-asian="10.5pt" style:font-weight-asian="normal" style:font-weight-complex="normal"/>
    </style:style>
    <style:style style:name="P31" style:family="paragraph" style:parent-style-name="Standard">
      <style:text-properties style:font-name="FreeSans1" fo:language="it" fo:country="IT" fo:font-weight="normal" officeooo:rsid="002faa40" officeooo:paragraph-rsid="0008dd1f" style:font-weight-asian="normal" style:font-weight-complex="normal"/>
    </style:style>
    <style:style style:name="P32" style:family="paragraph" style:parent-style-name="Standard">
      <style:text-properties style:font-name="FreeSans1" fo:language="it" fo:country="IT" fo:font-weight="normal" officeooo:rsid="001328a9" officeooo:paragraph-rsid="001328a9" style:font-name-asian="Droid Sans Fallback" style:font-size-asian="10.5pt" style:font-weight-asian="normal" style:font-name-complex="FreeSans2" style:font-weight-complex="normal"/>
    </style:style>
    <style:style style:name="P33" style:family="paragraph" style:parent-style-name="Standard">
      <style:text-properties style:font-name="FreeSans1" fo:language="it" fo:country="IT" fo:font-weight="normal" officeooo:rsid="00188b52" officeooo:paragraph-rsid="00169e03" style:font-name-asian="Droid Sans Fallback" style:font-size-asian="10.5pt" style:font-weight-asian="normal" style:font-name-complex="FreeSans2" style:font-weight-complex="normal"/>
    </style:style>
    <style:style style:name="P34" style:family="paragraph" style:parent-style-name="Standard">
      <style:text-properties style:font-name="FreeSans1" fo:language="it" fo:country="IT" fo:font-weight="normal" officeooo:rsid="00188b52" officeooo:paragraph-rsid="00188b52" style:font-name-asian="Droid Sans Fallback" style:font-size-asian="10.5pt" style:font-weight-asian="normal" style:font-name-complex="FreeSans2" style:font-weight-complex="normal"/>
    </style:style>
    <style:style style:name="P35" style:family="paragraph" style:parent-style-name="Standard">
      <style:text-properties style:font-name="FreeSans1" fo:language="it" fo:country="IT" fo:font-weight="normal" officeooo:rsid="00191b24" officeooo:paragraph-rsid="00191b24" style:font-name-asian="Droid Sans Fallback" style:font-size-asian="10.5pt" style:font-weight-asian="normal" style:font-name-complex="FreeSans2" style:font-weight-complex="normal"/>
    </style:style>
    <style:style style:name="P36" style:family="paragraph" style:parent-style-name="Standard">
      <style:text-properties style:font-name="FreeSans1" fo:language="it" fo:country="IT" fo:font-weight="normal" officeooo:rsid="001cab2c" officeooo:paragraph-rsid="001cab2c" style:font-name-asian="Droid Sans Fallback" style:font-size-asian="10.5pt" style:font-weight-asian="normal" style:font-name-complex="FreeSans2" style:font-weight-complex="normal"/>
    </style:style>
    <style:style style:name="P37" style:family="paragraph" style:parent-style-name="Standard">
      <style:text-properties style:font-name="FreeSans1" fo:language="it" fo:country="IT" fo:font-weight="normal" officeooo:rsid="001e7d15" officeooo:paragraph-rsid="001e7d15" style:font-name-asian="Droid Sans Fallback" style:font-size-asian="10.5pt" style:font-weight-asian="normal" style:font-name-complex="FreeSans2" style:font-weight-complex="normal"/>
    </style:style>
    <style:style style:name="P38" style:family="paragraph" style:parent-style-name="Standard">
      <style:text-properties style:font-name="FreeSans1" fo:language="it" fo:country="IT" fo:font-weight="normal" officeooo:rsid="001e8635" officeooo:paragraph-rsid="001e8635" style:font-name-asian="Droid Sans Fallback" style:font-size-asian="10.5pt" style:font-weight-asian="normal" style:font-name-complex="FreeSans2" style:font-weight-complex="normal"/>
    </style:style>
    <style:style style:name="P39" style:family="paragraph" style:parent-style-name="Standard">
      <style:text-properties style:font-name="FreeSans" fo:language="it" fo:country="IT" fo:font-weight="normal" officeooo:rsid="0014c9fd" officeooo:paragraph-rsid="0014c9fd" style:font-name-asian="FreeSans" style:font-size-asian="10.5pt" style:font-weight-asian="normal" style:font-name-complex="FreeSans" style:font-weight-complex="normal"/>
    </style:style>
    <style:style style:name="P40" style:family="paragraph" style:parent-style-name="Standard">
      <style:text-properties style:font-name="FreeSans" fo:language="it" fo:country="IT" fo:font-weight="bold" officeooo:rsid="0014c9fd" officeooo:paragraph-rsid="0014c9fd" style:font-name-asian="FreeSans" style:font-size-asian="10.5pt" style:font-weight-asian="bold" style:font-name-complex="FreeSans" style:font-weight-complex="bold"/>
    </style:style>
    <style:style style:name="P41" style:family="paragraph" style:parent-style-name="Standard">
      <style:text-properties style:font-name="FreeSans1" fo:language="it" fo:country="IT" fo:font-weight="normal" officeooo:rsid="00191b24" officeooo:paragraph-rsid="00191b24" style:font-name-asian="Droid Sans Fallback" style:font-size-asian="10.5pt" style:font-weight-asian="normal" style:font-name-complex="FreeSans2" style:font-weight-complex="normal"/>
    </style:style>
    <style:style style:name="P42" style:family="paragraph" style:parent-style-name="Standard">
      <style:text-properties style:font-name="FreeSans1" fo:language="it" fo:country="IT" fo:font-weight="normal" officeooo:rsid="001ae5fc" officeooo:paragraph-rsid="001ae5fc" style:font-name-asian="Droid Sans Fallback" style:font-size-asian="10.5pt" style:font-weight-asian="normal" style:font-name-complex="FreeSans2" style:font-weight-complex="normal"/>
    </style:style>
    <style:style style:name="P43" style:family="paragraph" style:parent-style-name="Standard">
      <style:text-properties style:font-name="FreeSans1" fo:language="it" fo:country="IT" fo:font-weight="normal" officeooo:rsid="001e8635" officeooo:paragraph-rsid="001e8635" style:font-name-asian="Droid Sans Fallback" style:font-size-asian="10.5pt" style:font-weight-asian="normal" style:font-name-complex="FreeSans2" style:font-weight-complex="normal"/>
    </style:style>
    <style:style style:name="P44" style:family="paragraph" style:parent-style-name="Standard">
      <style:text-properties style:font-name="FreeSans1" fo:language="it" fo:country="IT" fo:font-weight="normal" officeooo:rsid="00214f91" officeooo:paragraph-rsid="00214f91" style:font-name-asian="Droid Sans Fallback" style:font-size-asian="10.5pt" style:font-weight-asian="normal" style:font-name-complex="FreeSans2" style:font-weight-complex="normal"/>
    </style:style>
    <style:style style:name="P45" style:family="paragraph" style:parent-style-name="Standard">
      <style:text-properties style:font-name="FreeSans1" fo:language="it" fo:country="IT" fo:font-weight="normal" officeooo:rsid="00221775" officeooo:paragraph-rsid="00221775" style:font-name-asian="Droid Sans Fallback" style:font-size-asian="10.5pt" style:font-weight-asian="normal" style:font-name-complex="FreeSans2" style:font-weight-complex="normal"/>
    </style:style>
    <style:style style:name="P46" style:family="paragraph" style:parent-style-name="Standard">
      <style:text-properties style:font-name="FreeSans1" fo:language="it" fo:country="IT" fo:font-weight="normal" officeooo:rsid="00221775" officeooo:paragraph-rsid="00260c34" style:font-name-asian="Droid Sans Fallback" style:font-size-asian="10.5pt" style:font-weight-asian="normal" style:font-name-complex="FreeSans2" style:font-weight-complex="normal"/>
    </style:style>
    <style:style style:name="P47" style:family="paragraph" style:parent-style-name="Standard">
      <style:text-properties style:font-name="FreeSans1" fo:language="it" fo:country="IT" fo:font-weight="normal" officeooo:rsid="00234f56" officeooo:paragraph-rsid="00234f56" style:font-name-asian="Droid Sans Fallback" style:font-size-asian="10.5pt" style:font-weight-asian="normal" style:font-name-complex="FreeSans2" style:font-weight-complex="normal"/>
    </style:style>
    <style:style style:name="P48" style:family="paragraph" style:parent-style-name="Standard">
      <style:text-properties style:font-name="FreeSans1" fo:language="it" fo:country="IT" fo:font-weight="normal" officeooo:rsid="0023e559" officeooo:paragraph-rsid="0023e559" style:font-name-asian="Droid Sans Fallback" style:font-size-asian="10.5pt" style:font-weight-asian="normal" style:font-name-complex="FreeSans2" style:font-weight-complex="normal"/>
    </style:style>
    <style:style style:name="P49" style:family="paragraph" style:parent-style-name="Standard">
      <style:text-properties style:font-name="FreeSans1" fo:language="it" fo:country="IT" fo:font-weight="normal" officeooo:rsid="0023e559" officeooo:paragraph-rsid="0025a664" style:font-name-asian="Droid Sans Fallback" style:font-size-asian="10.5pt" style:font-weight-asian="normal" style:font-name-complex="FreeSans2" style:font-weight-complex="normal"/>
    </style:style>
    <style:style style:name="P50" style:family="paragraph" style:parent-style-name="Standard">
      <style:text-properties style:font-name="FreeSans1" fo:language="it" fo:country="IT" fo:font-weight="normal" officeooo:rsid="0023e559" officeooo:paragraph-rsid="00260c34" style:font-name-asian="Droid Sans Fallback" style:font-size-asian="10.5pt" style:font-weight-asian="normal" style:font-name-complex="FreeSans2" style:font-weight-complex="normal"/>
    </style:style>
    <style:style style:name="P51" style:family="paragraph" style:parent-style-name="Standard">
      <style:text-properties style:font-name="FreeSans1" fo:language="it" fo:country="IT" fo:font-weight="normal" officeooo:rsid="00260c34" officeooo:paragraph-rsid="00260c34" style:font-name-asian="Droid Sans Fallback" style:font-size-asian="10.5pt" style:font-weight-asian="normal" style:font-name-complex="FreeSans2" style:font-weight-complex="normal"/>
    </style:style>
    <style:style style:name="P52" style:family="paragraph" style:parent-style-name="Standard">
      <style:text-properties style:font-name="FreeSans1" fo:language="it" fo:country="IT" fo:font-weight="normal" officeooo:rsid="00260c34" officeooo:paragraph-rsid="00277487" style:font-name-asian="Droid Sans Fallback" style:font-size-asian="10.5pt" style:font-weight-asian="normal" style:font-name-complex="FreeSans2" style:font-weight-complex="normal"/>
    </style:style>
    <style:style style:name="P53" style:family="paragraph" style:parent-style-name="Standard">
      <style:text-properties style:font-name="FreeSans1" fo:language="it" fo:country="IT" fo:font-weight="bold" officeooo:rsid="00214f91" officeooo:paragraph-rsid="00214f91" style:font-name-asian="Droid Sans Fallback" style:font-size-asian="10.5pt" style:font-weight-asian="bold" style:font-name-complex="FreeSans2" style:font-weight-complex="bold"/>
    </style:style>
    <style:style style:name="P54" style:family="paragraph" style:parent-style-name="Standard">
      <style:text-properties style:font-name="FreeSans1" fo:language="it" fo:country="IT" fo:font-weight="bold" officeooo:rsid="00221775" officeooo:paragraph-rsid="00221775" style:font-name-asian="Droid Sans Fallback" style:font-size-asian="10.5pt" style:font-weight-asian="bold" style:font-name-complex="FreeSans2" style:font-weight-complex="bold"/>
    </style:style>
    <style:style style:name="P55" style:family="paragraph" style:parent-style-name="Standard">
      <style:text-properties style:font-name="FreeSans1" fo:language="it" fo:country="IT" fo:font-weight="bold" officeooo:rsid="00234f56" officeooo:paragraph-rsid="00260c34" style:font-name-asian="Droid Sans Fallback" style:font-size-asian="10.5pt" style:font-weight-asian="bold" style:font-name-complex="FreeSans2" style:font-weight-complex="bold"/>
    </style:style>
    <style:style style:name="P56" style:family="paragraph" style:parent-style-name="Standard">
      <style:text-properties style:font-name="FreeSans1" fo:language="it" fo:country="IT" fo:font-weight="bold" officeooo:rsid="0023e559" officeooo:paragraph-rsid="0023e559" style:font-name-asian="Droid Sans Fallback" style:font-size-asian="10.5pt" style:font-weight-asian="bold" style:font-name-complex="FreeSans2" style:font-weight-complex="bold"/>
    </style:style>
    <style:style style:name="T1" style:family="text">
      <style:text-properties officeooo:rsid="0009b6cf"/>
    </style:style>
    <style:style style:name="T2" style:family="text">
      <style:text-properties officeooo:rsid="000aef7d"/>
    </style:style>
    <style:style style:name="T3" style:family="text">
      <style:text-properties officeooo:rsid="000b0711"/>
    </style:style>
    <style:style style:name="T4" style:family="text">
      <style:text-properties officeooo:rsid="000d6a33"/>
    </style:style>
    <style:style style:name="T5" style:family="text">
      <style:text-properties officeooo:rsid="0010cd3d"/>
    </style:style>
    <style:style style:name="T6" style:family="text">
      <style:text-properties officeooo:rsid="0011f954"/>
    </style:style>
    <style:style style:name="T7" style:family="text">
      <style:text-properties style:font-name="FreeSans" style:font-name-asian="FreeSans" style:font-name-complex="FreeSans"/>
    </style:style>
    <style:style style:name="T8" style:family="text">
      <style:text-properties style:font-name="FreeSans" officeooo:rsid="0014c9fd" style:font-name-asian="FreeSans" style:font-name-complex="FreeSans"/>
    </style:style>
    <style:style style:name="T9" style:family="text">
      <style:text-properties style:font-name="FreeSans" officeooo:rsid="00188b52" style:font-name-asian="FreeSans" style:font-name-complex="FreeSans"/>
    </style:style>
    <style:style style:name="T10" style:family="text">
      <style:text-properties style:font-name-asian="Droid Sans Fallback" style:font-name-complex="FreeSans2"/>
    </style:style>
    <style:style style:name="T11" style:family="text">
      <style:text-properties officeooo:rsid="0014c9fd" style:font-name-asian="Droid Sans Fallback" style:font-name-complex="FreeSans2"/>
    </style:style>
    <style:style style:name="T12" style:family="text">
      <style:text-properties officeooo:rsid="00188b52" style:font-name-asian="Droid Sans Fallback" style:font-name-complex="FreeSans2"/>
    </style:style>
    <style:style style:name="T13" style:family="text">
      <style:text-properties officeooo:rsid="0014c9fd"/>
    </style:style>
    <style:style style:name="T14" style:family="text">
      <style:text-properties fo:font-weight="normal" style:font-weight-asian="normal" style:font-weight-complex="normal"/>
    </style:style>
    <style:style style:name="T15" style:family="text">
      <style:text-properties fo:font-weight="normal" officeooo:rsid="001cab2c" style:font-weight-asian="normal" style:font-weight-complex="normal"/>
    </style:style>
    <style:style style:name="T16" style:family="text">
      <style:text-properties fo:font-weight="normal" officeooo:rsid="00260c34" style:font-weight-asian="normal" style:font-weight-complex="normal"/>
    </style:style>
    <style:style style:name="T17" style:family="text">
      <style:text-properties officeooo:rsid="00234f56"/>
    </style:style>
    <style:style style:name="T18" style:family="text">
      <style:text-properties style:font-name="FreeSans" style:font-name-asian="FreeSans" style:font-name-complex="FreeSans"/>
    </style:style>
    <style:style style:name="T19" style:family="text">
      <style:text-properties style:font-name="FreeSans" officeooo:rsid="0025a664" style:font-name-asian="FreeSans" style:font-name-complex="FreeSans"/>
    </style:style>
    <style:style style:name="T20" style:family="text">
      <style:text-properties style:font-name="FreeSans" officeooo:rsid="00260c34" style:font-name-asian="FreeSans" style:font-name-complex="FreeSans"/>
    </style:style>
    <style:style style:name="T21" style:family="text">
      <style:text-properties style:font-name="FreeSans" officeooo:rsid="00277487" style:font-name-asian="FreeSans" style:font-name-complex="FreeSans"/>
    </style:style>
    <style:style style:name="T22" style:family="text">
      <style:text-properties style:font-name="FreeSans" officeooo:rsid="0023e559" style:font-name-asian="FreeSans" style:font-name-complex="FreeSans"/>
    </style:style>
    <style:style style:name="T23" style:family="text">
      <style:text-properties style:font-name="FreeSans" fo:font-weight="normal" officeooo:rsid="0023e559" style:font-name-asian="FreeSans" style:font-weight-asian="normal" style:font-name-complex="FreeSans" style:font-weight-complex="normal"/>
    </style:style>
    <style:style style:name="T24" style:family="text">
      <style:text-properties style:font-name="FreeSans" fo:font-weight="normal" officeooo:rsid="00260c34" style:font-name-asian="FreeSans" style:font-weight-asian="normal" style:font-name-complex="FreeSans" style:font-weight-complex="normal"/>
    </style:style>
    <style:style style:name="T25" style:family="text">
      <style:text-properties officeooo:rsid="00260c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PECIFICHE</text:p>
      <text:p text:style-name="P2"/>
      <text:p text:style-name="P2">1. LISTE</text:p>
      <text:p text:style-name="P1">- Una lista è una sequenza finita, anche vuota, di elementi dello stesso tipo.</text:p>
      <text:p text:style-name="P1">- Gli elementi possono comparire anche più volte, a differenza dell'insieme.</text:p>
      <text:p text:style-name="P1">- Gli elementi vengono definiti atomi o nodi.</text:p>
      <text:p text:style-name="P1">- E' possibile accedere solo al primo elemento della sequenza, per accedere agli altri bisogna <text:tab/>scandire gli elementi che lo precedono.</text:p>
      <text:p text:style-name="P1">- La lista è una struttura dati dinamica, è possibile variarne dinamicamente la dimensione.</text:p>
      <text:p text:style-name="P1"/>
      <text:p text:style-name="P3">1.1 Specifica sintattica</text:p>
      <text:p text:style-name="P31">Tipi: lista, posizione, boolean, tipoelem</text:p>
      <text:p text:style-name="P31"/>
      <text:p text:style-name="P31">Operatori:</text:p>
      <text:p text:style-name="P31">– crealista : () → lista</text:p>
      <text:p text:style-name="P31">- listavuota : ( lista) → boolean</text:p>
      <text:p text:style-name="P31">– leggilista : (posizione, lista) → tipoelem</text:p>
      <text:p text:style-name="P31">– scrivilista : (tipoelem,posizione,lista) → lista</text:p>
      <text:p text:style-name="P31">– primolista : (lista) → posizione</text:p>
      <text:p text:style-name="P31">– finelista : (posizione, lista) → boolean</text:p>
      <text:p text:style-name="P31">– succlista : (posizione, lista) → posizione</text:p>
      <text:p text:style-name="P31">– predlista : (posizione, lista) → posizione</text:p>
      <text:p text:style-name="P31">– inslista (tipoelem,posizione,lista) → lista</text:p>
      <text:p text:style-name="P19">– canclista : (posizione, lista) → lista</text:p>
      <text:p text:style-name="P19"/>
      <text:p text:style-name="P3">1.2 Specifica semantica</text:p>
      <text:p text:style-name="P18">Tipi:</text:p>
      <text:p text:style-name="P18">- lista: insieme delle sequenze l = &lt;a1,…,an&gt; con n &gt;= 0 di elementi di tipo tipo elem dove l'i-esimo elemento ha valore ai e posizione pos(i)</text:p>
      <text:p text:style-name="P18">- boolean: insieme dei valori verità</text:p>
      <text:p text:style-name="P18"/>
      <text:p text:style-name="P18">Operatori:</text:p>
      <text:p text:style-name="P18">- creaLista() = l'</text:p>
      <text:p text:style-name="P18"><text:tab/>POST: l' = &lt;&gt;</text:p>
      <text:p text:style-name="P18">- listaVuota(l) <text:s/>= b</text:p>
      <text:p text:style-name="P18"><text:tab/>POST: b = VERO se l = &lt;&gt;, altrimenti FALSO</text:p>
      <text:p text:style-name="P18">- leggiLista(p,l) = a</text:p>
      <text:p text:style-name="P18"><text:tab/>PRE: p = pos(i) con 1 &lt;= i &lt;= n</text:p>
      <text:p text:style-name="P18"><text:tab/>POST: a = a(i) (o a = l(i) ? )</text:p>
      <text:p text:style-name="P18">-scriviLista(a,p,l) = l'</text:p>
      <text:p text:style-name="P18"><text:tab/>PRE: p = pos(i) con 1 &lt;= i &lt;= n</text:p>
      <text:p text:style-name="P18"><text:tab/>POST: l' = &lt;a1,…,ai-1,a,ai+1,…,an&gt;</text:p>
      <text:p text:style-name="P18">-primoLista(l) = p</text:p>
      <text:p text:style-name="P18"><text:tab/>POST: p = pos(1)</text:p>
      <text:p text:style-name="P18">-<text:span text:style-name="T1">fineLista(p,l) = b</text:span></text:p>
      <text:p text:style-name="P18"><text:tab/><text:span text:style-name="T1">PRE: p = pos(i) con 1 &lt;= i &lt;= n+1</text:span></text:p>
      <text:p text:style-name="P18"><text:tab/><text:span text:style-name="T1">POST: b = VERO se p = pos(n+1), FALSO altrimenti</text:span></text:p>
      <text:p text:style-name="P18">-<text:span text:style-name="T1">succLista(p,l) = p'</text:span></text:p>
      <text:p text:style-name="P18"><text:tab/><text:span text:style-name="T1">PRE: p = pos(i) con 1&lt;= i &lt;= n</text:span></text:p>
      <text:p text:style-name="P18"><text:tab/><text:span text:style-name="T1">POST: p' = pos(i+1)</text:span></text:p>
      <text:p text:style-name="P18"><text:soft-page-break/>-<text:span text:style-name="T2">precLista(p,l) = p'</text:span></text:p>
      <text:p text:style-name="P18"><text:tab/><text:span text:style-name="T2">PRE: p = pos(i) con 1 &lt;= i &lt;= n</text:span></text:p>
      <text:p text:style-name="P18"><text:tab/><text:span text:style-name="T2">POST: p' = pos(i-1)</text:span></text:p>
      <text:p text:style-name="P18">-<text:span text:style-name="T3">insLista(a,p,l) = l'</text:span></text:p>
      <text:p text:style-name="P18"><text:tab/><text:span text:style-name="T3">PRE: p = pos(i) con 1&lt;= i &lt;= n+1</text:span></text:p>
      <text:p text:style-name="P18"><text:tab/><text:span text:style-name="T3">POST:<text:tab/>se 1&lt;= i &lt;= n allora l' = &lt;a1,…,ai-1,a,ai,ai+1,…,an&gt;</text:span></text:p>
      <text:p text:style-name="P18"><text:tab/><text:tab/><text:tab/><text:span text:style-name="T3">se i = n+1 allora l' = &lt;a1,…,an,a&gt;</text:span></text:p>
      <text:p text:style-name="P18"><text:tab/><text:tab/><text:tab/><text:span text:style-name="T3">se i = 1 e l = &lt;&gt; allora l' = &lt;a&gt;</text:span></text:p>
      <text:p text:style-name="P18"/>
      <text:p text:style-name="P18">-<text:span text:style-name="T3">cancLista(p,l)=l'</text:span></text:p>
      <text:p text:style-name="P18"><text:tab/><text:span text:style-name="T3">PRE: p = pos(i) con 1 &lt;= i &lt;= n</text:span></text:p>
      <text:p text:style-name="P18"><text:tab/><text:span text:style-name="T3">POST: l' = &lt;a1,…,a-1,a+1,…,an&gt;</text:span></text:p>
      <text:p text:style-name="P18"/>
      <text:p text:style-name="P4">1.3 Realizzazione sequenziale con vettore</text:p>
      <text:p text:style-name="P20">Una lista può essere rappresentata da un vettore, poiché il numero di elementi che compongono la lista può variare, si utilizza una variabile PRIMO per indicare dov'e' memorizzato il primo elemento della lista. Si usa un altra variabile LUNGHEZZA per indicare il numero di elementi da cui è composta.</text:p>
      <text:p text:style-name="P20">La banale inserzione o cancellazione di un elemento nella lista pero' causa lo spostamento degli elementi in tutto il vettore.</text:p>
      <text:p text:style-name="P20"/>
      <text:p text:style-name="P4">1.4 Rappresentazione collegata</text:p>
      <text:p text:style-name="P20">L'idea è quella di memorizzare gli elementi della lista associando un riferimento che individua la locazione dell'elemento successivo.</text:p>
      <text:p text:style-name="P20"/>
      <text:p text:style-name="P4">1.5 Rappresentazione collegata con cursori</text:p>
      <text:p text:style-name="P20">Si utilizza sempre un vettore ma il problema dell'inserimento e cancellazione degli elementi viene superato attraverso i riferimenti. I riferimenti vengono <text:s/>realizzati tramite cursori, cioe' variabili il cui valore è interpretato come indice di un vettore.</text:p>
      <text:p text:style-name="P20">Il vettore contiene tutte le liste, ognuna individuata da un proprio cursore iniziale. Tutte le celle libere vengono organizzate in una lista, detta “listalibera”. E' necessario che “listalibera” venga inizializzata all'inizio per collegare tra loro tutte le celle libere del vettore spazio. Rimane comunque il problema connesso agli array di definire una dimensione.</text:p>
      <text:p text:style-name="P20">Gli aggiornamento comunque richiedono un numero limitato di operazioni.</text:p>
      <text:p text:style-name="P20">Rispetto alla rapp. Sequenziale vi è un ulteriore occupazione di memoria per i riferimenti.</text:p>
      <text:p text:style-name="P20"/>
      <text:p text:style-name="P5">1.6 Rappresentazione collegata con puntatori</text:p>
      <text:p text:style-name="P21">Si fa un uso congiunto di puntatori e record, utilizziamo i puntatori per indicare l'indirizzo di locazione di memoria dell'elemento successivo. <text:span text:style-name="T4">Le operazioni disponibili sul puntatore sono l'accesso alla locazione il cui indirizzo è memorizzato nel puntatore, la richiesta di una nuova locazione di memoria e il rilascio della locazione di memoria.</text:span></text:p>
      <text:p text:style-name="P21"/>
      <text:p text:style-name="P6"/>
      <text:p text:style-name="P6"/>
      <text:p text:style-name="P6"/>
      <text:p text:style-name="P6"/>
      <text:p text:style-name="P6"/>
      <text:p text:style-name="P6"/>
      <text:p text:style-name="P6"/>
      <text:p text:style-name="P6"/>
      <text:p text:style-name="P6"><text:soft-page-break/>2. PILE</text:p>
      <text:p text:style-name="P22">Una pila è una sequenza di elementi di un certo tipo in cui è possibile aggiungere o togliere elementi solo daun estremità (testa). Non è possibile accedere a qualsiasi altro elemento che non sia quello in testa</text:p>
      <text:p text:style-name="P22"/>
      <text:p text:style-name="P7">2.1 Specifica sintattica</text:p>
      <text:p text:style-name="P22">Tipi: pila, boolean, tipoelem</text:p>
      <text:p text:style-name="P22"/>
      <text:p text:style-name="P22">Operatori:</text:p>
      <text:p text:style-name="P22">- creaPila:<text:tab/>()<text:tab/>→<text:tab/>pila</text:p>
      <text:p text:style-name="P22">- pilaVuota:<text:tab/>(pila)<text:tab/>→<text:tab/>boolean</text:p>
      <text:p text:style-name="P22">- leggiPila:<text:tab/>(pila)<text:tab/>→<text:tab/>tipoelem</text:p>
      <text:p text:style-name="P22">- fuoriPila:<text:tab/>(pila)<text:tab/>→<text:tab/>pila</text:p>
      <text:p text:style-name="P22">- inPila:<text:tab/>(<text:span text:style-name="T5">tipoelem, </text:span>pila)<text:tab/>→<text:tab/>pila</text:p>
      <text:p text:style-name="P22"/>
      <text:p text:style-name="P7">2.2 Specifica semantica</text:p>
      <text:p text:style-name="P22">Tipi:</text:p>
      <text:p text:style-name="P22">- pila: sequenza di elementi p = &lt;a1,…,an&gt; di tipo tipoelem gestiti con accesso LIFO</text:p>
      <text:p text:style-name="P22">- boolean: insieme dei valori di verità</text:p>
      <text:p text:style-name="P22"/>
      <text:p text:style-name="P22">Operatori:</text:p>
      <text:p text:style-name="P22">- creaPila() = p</text:p>
      <text:p text:style-name="P22"><text:tab/>POST: p = &lt;&gt;</text:p>
      <text:p text:style-name="P22">- pilaVuota(p) = b</text:p>
      <text:p text:style-name="P22"><text:tab/>POST: b = VERO se p = &lt;&gt;, altrimenti FALSO</text:p>
      <text:p text:style-name="P22">-leggiPila(p) = a</text:p>
      <text:p text:style-name="P23"><text:tab/>PRE: <text:span text:style-name="T5">p = &lt;a1,…,an&gt; con n &gt;= 1</text:span></text:p>
      <text:p text:style-name="P22"><text:tab/>POST: a = a1</text:p>
      <text:p text:style-name="P22">-fuoriPila(p) = p'</text:p>
      <text:p text:style-name="P23"><text:tab/>PRE: <text:span text:style-name="T5">p = &lt;a1,…,an&gt; con n &gt;= 1</text:span></text:p>
      <text:p text:style-name="P22"><text:tab/>POST<text:tab/>: p' = &lt;a2,…,an&gt; se n &gt;1, se n = 1 allora p' = &lt;&gt;</text:p>
      <text:p text:style-name="P22">-inPila(a,p) = p'</text:p>
      <text:p text:style-name="P22"><text:tab/><text:span text:style-name="T5">PRE: p = &lt;a1,…,an&gt; con n &gt;= 0</text:span></text:p>
      <text:p text:style-name="P22"><text:tab/><text:span text:style-name="T5">POST: se n &gt; 0 allora p' = &lt;a,a1,…,an&gt;, se n = 0 allora p' = &lt;a&gt;</text:span></text:p>
      <text:p text:style-name="P22"/>
      <text:p text:style-name="P8">2.3 Realizzazione</text:p>
      <text:p text:style-name="P24">La pila è un caso particolare di lista e ogni realizzazione descritta per la lista funziona anche per la pila. Possiamo definire una corrispondenza</text:p>
      <text:p text:style-name="P24"/>
      <text:p text:style-name="P24">creaPila()<text:tab/>→<text:tab/>creaLista()</text:p>
      <text:p text:style-name="P24">pilaVuota(p)<text:tab/>→<text:tab/>listaVuota(p)</text:p>
      <text:p text:style-name="P24">leggiPila(p)<text:tab/>→<text:tab/>leggiLista(primoLista(p),p)</text:p>
      <text:p text:style-name="P24">fuoriPila(p)<text:tab/>→<text:tab/>cancLista(primoLista(p),p)</text:p>
      <text:p text:style-name="P24">inPila(a,p)<text:tab/>→<text:tab/>insLista(a,primoLista(p),p)</text:p>
      <text:p text:style-name="P24"/>
      <text:p text:style-name="P8">2.4 Realizzazione con vettore</text:p>
      <text:p text:style-name="P24">Con questa realizzazione ogni operatore richiede tempo costante per essere eseguito. Questa realizzazione presenta due svantaggi: richiede di determinare a priori un limite al numero max di elementi della pila in quanto bisogna stabilire la dimensione del vettore a priori. Gli elementi vengono memorizzati in ordine inverso mantenendo un cursore alla testa <text:soft-page-break/>della pila, cioè l'ultimo elemento inserito nel vettore, in fondo. Quindi non si richiedono spostamenti per cancellazioni e aggiunte.</text:p>
      <text:p text:style-name="P24"/>
      <text:p text:style-name="P8">2.5 Realizzazione con puntatori</text:p>
      <text:p text:style-name="P24">Come con le liste, utilizziamo un puntatore alla prima cella che sarebbe la testa della pila.</text:p>
      <text:p text:style-name="P24"/>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3. CODE</text:p>
      <text:p text:style-name="P24">Una coda è un tipo astratto simile alla lista che permette di inserire gli elementi in coda e recuperarli dalla testa (FIFO), non è possibile accedere agli altri elementi</text:p>
      <text:p text:style-name="P24"/>
      <text:p text:style-name="P8">3.1 Specifica sintattica</text:p>
      <text:p text:style-name="P24">Tipi: coda, tipoelem, boolean</text:p>
      <text:p text:style-name="P24">Operatori:</text:p>
      <text:p text:style-name="P24">- creaCoda:<text:tab/>()<text:tab/>→<text:tab/>coda</text:p>
      <text:p text:style-name="P24">- codaVuota:<text:tab/>(coda)<text:tab/>→<text:tab/>boolean</text:p>
      <text:p text:style-name="P24">- inCoda:<text:tab/>(tipoelem, coda)<text:tab/>→<text:tab/>coda</text:p>
      <text:p text:style-name="P24">- fuoriCoda:<text:tab/>(coda)<text:tab/>→<text:tab/>coda</text:p>
      <text:p text:style-name="P24">- leggiCoda:<text:tab/>(coda)<text:tab/>→<text:tab/>tipoelem</text:p>
      <text:p text:style-name="P24"/>
      <text:p text:style-name="P8">3.2 Specifica semantica</text:p>
      <text:p text:style-name="P24">Tipi:</text:p>
      <text:p text:style-name="P24">coda: <text:span text:style-name="T6">insieme delle </text:span>sequenz<text:span text:style-name="T6">e</text:span> di elementi P = &lt;a1,…,an&gt; <text:s/><text:span text:style-name="T6">con n &gt;= 0 </text:span>di tipo tipoelem i cui accessi sono gestiti in FIFO</text:p>
      <text:p text:style-name="P24">boolean: insieme dei valori di verità</text:p>
      <text:p text:style-name="P24"/>
      <text:p text:style-name="P25">Operatori:</text:p>
      <text:p text:style-name="P25">- creaCoda() = p</text:p>
      <text:p text:style-name="P25"><text:tab/>POST: p = &lt;&gt;</text:p>
      <text:p text:style-name="P25">- codaVuota(p) = b</text:p>
      <text:p text:style-name="P25"><text:tab/>POST: b = VERO se p = &lt;&gt;, FALSO altrimenti</text:p>
      <text:p text:style-name="P25">- inCoda(a,p) = p'</text:p>
      <text:p text:style-name="P25"><text:tab/>PRE: p = &lt;a1,…,an&gt; con n &gt;= 0</text:p>
      <text:p text:style-name="P25"><text:tab/>POST: se n &gt; 0 allora p' = &lt;a1,…,an,a&gt;, se n = 0 allora p' = &lt;a&gt;</text:p>
      <text:p text:style-name="P25">-fuoriCoda(p) = p'</text:p>
      <text:p text:style-name="P25"><text:tab/>PRE: p = &lt;a1,…,an&gt; con n &gt;= 1</text:p>
      <text:p text:style-name="P25"><text:tab/>POST: se n &gt; 1 allora p' = &lt;a2,…,an&gt;, se n = 1 allora p' = &lt;&gt;</text:p>
      <text:p text:style-name="P25">-leggiCoda(p) = a</text:p>
      <text:p text:style-name="P25"><text:tab/>PRE: p = &lt;a1,…,an&gt; con n &gt;= 1</text:p>
      <text:p text:style-name="P25"><text:tab/>POST: a = a1</text:p>
      <text:p text:style-name="P25"/>
      <text:p text:style-name="P9">3.3 Realizzazione</text:p>
      <text:p text:style-name="P25">In generale la rappresentazione di una coda è analoga a quella di una pila con l'attenzione di garantire l'accesso sia al primo elemento inserito che all'ultimo.</text:p>
      <text:p text:style-name="P25"/>
      <text:p text:style-name="P9">3.4 Realizzazione con vettore circolare</text:p>
      <text:p text:style-name="P25">La rappresentazione di una coda con vettore non è agevole come per le pile, è utile gestire l'array come circolare: Il vettore è inteso di dimensioni maxlung e l'elemento maxlung punterà come successivo al primo elemento del vettore. In questo modo possiamo continuare a cancellare dalla testa e inserire in coda senza dover operare spostamenti tra gli elementi restanti.</text:p>
      <text:p text:style-name="P25"/>
      <text:p text:style-name="P9">3.5 Realizzazione con puntatori</text:p>
      <text:p text:style-name="P25">Garantire l'accesso al primo elemento e ultimo elemento inserito.</text:p>
      <text:p text:style-name="P25"/>
      <text:p text:style-name="P25"/>
      <text:p text:style-name="P25"/>
      <text:p text:style-name="P9"><text:soft-page-break/>4. INSIEMI</text:p>
      <text:p text:style-name="P26">Un insieme è una collezione di elementi di tipo omogeneo. A differenza delle liste gli elementi non sono caratterizzati da una posizione, ne possono apparire più di una volta. La relazione fondamentale è quella di appartenenza.</text:p>
      <text:p text:style-name="P26"/>
      <text:p text:style-name="P10">4.1 Specifica sintattica</text:p>
      <text:p text:style-name="P26">Tipi: insieme, tipoelem, boolean</text:p>
      <text:p text:style-name="P26"/>
      <text:p text:style-name="P26">Operatori:</text:p>
      <text:p text:style-name="P26">- creaInsieme:<text:tab/>()<text:tab/><text:tab/>→<text:tab/><text:tab/>insieme</text:p>
      <text:p text:style-name="P26">-insiemeVuoto:<text:tab/>(insieme)<text:tab/>→<text:tab/><text:tab/>boolean</text:p>
      <text:p text:style-name="P26">-appartiene:<text:tab/><text:tab/>(tipoelem,insieme) →<text:tab/>boolean</text:p>
      <text:p text:style-name="P26">- inserisci:<text:tab/><text:tab/>(tipoelem,insieme) →<text:tab/>insieme</text:p>
      <text:p text:style-name="P26">- cancella:<text:tab/><text:tab/>(tipoelem,insieme) →<text:tab/>insieme</text:p>
      <text:p text:style-name="P26">- unione:<text:tab/><text:tab/>(insieme, insieme) <text:s/>→<text:tab/>insieme</text:p>
      <text:p text:style-name="P26">- intersezione:<text:tab/>(insieme, insieme) <text:s/>→<text:tab/>insieme</text:p>
      <text:p text:style-name="P26">- differenza:<text:tab/><text:tab/>(insieme, insieme) <text:s/>→<text:tab/>insieme</text:p>
      <text:p text:style-name="P26"/>
      <text:p text:style-name="P10">4.2 Specifica semantica</text:p>
      <text:p text:style-name="P26">Tipi:</text:p>
      <text:p text:style-name="P26">- insieme: famiglia di insiemi di elementi di tipo tipoelem</text:p>
      <text:p text:style-name="P26">- booelan: insieme dei valori di verità</text:p>
      <text:p text:style-name="P26"/>
      <text:p text:style-name="P26">Operatori:</text:p>
      <text:p text:style-name="P26">- creaInsieme() = P</text:p>
      <text:p text:style-name="P26"><text:tab/>POST: P = {}</text:p>
      <text:p text:style-name="P26">-insiemeVuoto(p) = b</text:p>
      <text:p text:style-name="P26"><text:tab/>POST: b = VERO se P = {}, altrimenti FALSO</text:p>
      <text:p text:style-name="P26">-appartiene(a,P) = b</text:p>
      <text:p text:style-name="P26"><text:tab/>POST: b = VERO se a <text:span text:style-name="T7">∈</text:span><text:span text:style-name="T10"> P, b = FALSO altrimenti</text:span></text:p>
      <text:p text:style-name="P32">- inserisci(a,P) = P’</text:p>
      <text:p text:style-name="P26"><text:span text:style-name="T10"><text:tab/>PRE: a </text:span><text:span text:style-name="T7">∉</text:span><text:span text:style-name="T10"> P</text:span></text:p>
      <text:p text:style-name="P27"><text:span text:style-name="T10"><text:tab/>POST: P’ = P U {a}, </text:span><text:span text:style-name="T11">se a </text:span><text:span text:style-name="T7">∈</text:span><text:span text:style-name="T10"> </text:span><text:span text:style-name="T11">P allora P’ = P</text:span></text:p>
      <text:p text:style-name="P32">- cancella(a,P) = P’</text:p>
      <text:p text:style-name="P26"><text:span text:style-name="T10"><text:tab/>PRE: a </text:span><text:span text:style-name="T7">∈</text:span><text:span text:style-name="T10"> P</text:span></text:p>
      <text:p text:style-name="P27"><text:span text:style-name="T10"><text:tab/>POST: P’ = P / {a}, </text:span><text:span text:style-name="T11">se a </text:span><text:span text:style-name="T7">∉ </text:span><text:span text:style-name="T8">P allora P’ = P</text:span></text:p>
      <text:p text:style-name="P39">-unione(A,B) = P</text:p>
      <text:p text:style-name="P39"><text:tab/>POST: P = A U B</text:p>
      <text:p text:style-name="P39">- intersezione(A,B) = P</text:p>
      <text:p text:style-name="P39"><text:tab/>POST: P = A ^ B</text:p>
      <text:p text:style-name="P39">- differenza(A,B) = P</text:p>
      <text:p text:style-name="P39"><text:tab/> POST: P = A / B</text:p>
      <text:p text:style-name="P39"/>
      <text:p text:style-name="P11">4.3 Rappresentazione con vettore booleano</text:p>
      <text:p text:style-name="P27"><text:span text:style-name="T13">E’ possibile rappresentare un insieme A i cui elementi sono ad esempio interi in [1,n] attraverso un vettore booleano di bit, il cui k-esimo vaolore sarà VERO se k </text:span><text:span text:style-name="T7">∈ </text:span><text:span text:style-name="T8">A, FALSO altrimenti (vettore caratteristico). </text:span></text:p>
      <text:p text:style-name="P39"/>
      <text:p text:style-name="P40">4.4 Rappresentazione con liste non ordinate</text:p>
      <text:p text:style-name="P27"><text:span text:style-name="T8">L’occupazione di memoria è proporzionale al numero di elementi presenti nell’insieme, </text:span><text:soft-page-break/><text:span text:style-name="T8">l’inserimento avviene in testa alla lista semplice con cui è realizzato l’insieme.</text:span></text:p>
      <text:p text:style-name="P39"/>
      <text:p text:style-name="P40">4.5 <text:s/>Rappresentazione con liste ordinate</text:p>
      <text:p text:style-name="P27"><text:span text:style-name="T8">Se è definita una relazione &lt;= di ordinamento totale sugli elementi dell’insieme, esso può essere rappresentato con una lista ordinata per valori crescenti degli elementi, utilizzando due puntatori che scorrono ognuno su un insieme.</text:span><text:tab/></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12"><text:soft-page-break/>5. DIZIONARI</text:p>
      <text:p text:style-name="P28">I dizionari sono sottotipi di insieme per i quali non si richiedono tutte le operazioni definite sull’insieme. Gli elementi sono generalmente tipi strutturati ai quali si accede per mezzo di un riferimento ad un campo chiave. Gli elementi assumono la forma di una coppia costituita da (chiave, valore). La caratteristica della chiave è legata all’applicazione, il valore associato invece rappresenta l’informazione associata per scopi di gestione.</text:p>
      <text:p text:style-name="P28"/>
      <text:p text:style-name="P28">Le operazioni su un dizionario devono consentire la verifica dell’esistenza di una definita chiave e deve essere possibile l’inserimento di una nuova coppia come pure la cancellazione. In più è necessario fornire operazioni per il recupero delle informazioni valore e la loro modifica.</text:p>
      <text:p text:style-name="P29"/>
      <text:p text:style-name="P13">5.1 Specifica sintattica</text:p>
      <text:p text:style-name="P29">Tipi: dizionario, chiave, valore, boolean</text:p>
      <text:p text:style-name="P29">Operatori:</text:p>
      <text:p text:style-name="P29">- creaDizionario:<text:tab/>()<text:tab/><text:tab/><text:tab/>→<text:tab/>dizionario</text:p>
      <text:p text:style-name="P29">- dizionarioVuoto<text:tab/>(dizionario)<text:tab/><text:tab/>→ <text:tab/>boolean</text:p>
      <text:p text:style-name="P29">- appartiene<text:tab/><text:tab/>(chiave,dizionario)<text:tab/>→<text:tab/>boolean</text:p>
      <text:p text:style-name="P29">- inserisci<text:tab/><text:tab/>(&lt;chiave,valore&gt;,dizionario) →<text:tab/>dizionario</text:p>
      <text:p text:style-name="P29">- cancella<text:tab/><text:tab/>(chiave, dizionario)<text:tab/>→<text:tab/>dizionario</text:p>
      <text:p text:style-name="P29">- recupera<text:tab/><text:tab/>(chiave,dizionario)<text:tab/>→<text:tab/>valore</text:p>
      <text:p text:style-name="P29"/>
      <text:p text:style-name="P13">5.2 Specifica semantica</text:p>
      <text:p text:style-name="P29">Tipi:</text:p>
      <text:p text:style-name="P29">dizionario: famiglia degli insiemi(dizionari) di coppie di tipo &lt;chiave, valore&gt;</text:p>
      <text:p text:style-name="P29">boolean: insieme dei valori di verità</text:p>
      <text:p text:style-name="P29"/>
      <text:p text:style-name="P29">Operatori:</text:p>
      <text:p text:style-name="P29">- creaDizionario = D</text:p>
      <text:p text:style-name="P29"><text:tab/>POST: D = {}</text:p>
      <text:p text:style-name="P29">- dizionarioVuoto(D) = b</text:p>
      <text:p text:style-name="P29"><text:tab/>POST: b = VERO se D = {}, altrimenti FALSO</text:p>
      <text:p text:style-name="P29">- appartiene(k,D) = b</text:p>
      <text:p text:style-name="P29"><text:tab/>POST: b = VERO se esiste una coppia &lt;k’,v’&gt; <text:span text:style-name="T9">∈</text:span><text:span text:style-name="T12"> D per cui k’ = k, FALSO altrimenti</text:span></text:p>
      <text:p text:style-name="P33">- inserisci(&lt;k,v&gt;,D) = D’</text:p>
      <text:p text:style-name="P33"><text:tab/>POST: D’ = D U {&lt;k,v&gt;} se non esista una coppia &lt;k’,v’&gt; tale che k’ = k</text:p>
      <text:p text:style-name="P33"><text:tab/><text:tab/> D’ = D U {&lt;k,v&gt;} / {&lt;k’,v’&gt;} se esiste gia’ una coppia &lt;k’,v’&gt; tale che k’ = k<text:tab/></text:p>
      <text:p text:style-name="P33">- cancella(k,D) = D’</text:p>
      <text:p text:style-name="P30"><text:span text:style-name="T12"><text:tab/>PRE: esiste una coppia &lt;k’,v’&gt; <text:s/></text:span><text:span text:style-name="T9">∈</text:span><text:span text:style-name="T12"> D tale che k’ = k</text:span></text:p>
      <text:p text:style-name="P34"><text:tab/>POST: D’ = D / {&lt;k’,v’&gt;} tale che k = k’</text:p>
      <text:p text:style-name="P34">-recupera(k,D) = v</text:p>
      <text:p text:style-name="P30"><text:span text:style-name="T12"><text:tab/>PRE: esiste una coppia &lt;k’,v’&gt; <text:s/></text:span><text:span text:style-name="T9">∈</text:span><text:span text:style-name="T12"> D tale che k’ = k</text:span></text:p>
      <text:p text:style-name="P34"><text:tab/>POST: v = v’</text:p>
      <text:p text:style-name="P34"/>
      <text:p text:style-name="P14">5.3 Rappresentazioni</text:p>
      <text:p text:style-name="P35">Oltre alle realizzazioni viste per l’insieme che si rifanno alle rappresentazioni con vettore booleano e mediante lista, ci sono realizzazioni più efficienti mediante vettori ordinati e tabelle hash.</text:p>
      <text:p text:style-name="P35"/>
      <text:p text:style-name="P35"/>
      <text:p text:style-name="P14"><text:soft-page-break/>5.4 Rappresentazione con vettore ordinato</text:p>
      <text:p text:style-name="P35">SI utilizza un vettore con un cursore all’ultima posizione occupata. Avendo definito una relazione di ordine totale &lt;= sulle chiavi queste si memorizzano nel vettore in posizioni contigue e in ordine crescente a partire dalla prima posizione. Per verificare l’appartenenza di un elemento si utilizza la ricerca binaria.</text:p>
      <text:p text:style-name="P35"/>
      <text:p text:style-name="P14">5.5 Rappresentazione con tabella hash</text:p>
      <text:p text:style-name="P35">Esiste una tecnica denominata hashing che si appoggia su una struttura dati tabellare che si presta ad essere usata per realizzare dizionari. Con questa struttura le operazioni di ricerca e modifica di un dizionario possono operare in tempi costanti e indipendenti sia dalla dimensione del dizionario che dall’insieme dei valori che verranno gestiti.</text:p>
      <text:p text:style-name="P35">- Idea base: ricavare la posizione che la chiave occupa in un vettore dal valore della chiave.</text:p>
      <text:p text:style-name="P35">- Esistono diverse varianti che comunque si possono far risalire ad una forma statica e ad una forma dinamica o estensibile.</text:p>
      <text:p text:style-name="P35"/>
      <text:p text:style-name="P42">L’hash statico fa uso di strutture di dimensioni prefissate mentre l’hash dinamico è in grado di modificare dinamicamente le dimensioni della tabella hash sulla base del numero di elementi vengono inseriti o eliminati.</text:p>
      <text:p text:style-name="P42"/>
      <text:p text:style-name="P42">L’hash statico può assumere a sua volta due forme diverse:</text:p>
      <text:p text:style-name="P42">- Hash chiuso: consente di inserire un insieme limitato di valori in uno spazio a dimensione fissa.</text:p>
      <text:p text:style-name="P42">- Hash aperto: consente di memorizzare un insieme di valori di dimensione qualsiasi in uno spazio potenzialmente illimitato</text:p>
      <text:p text:style-name="P42"/>
      <text:p text:style-name="P42">Entrambe queste varianti però utilizzano una sottostante tabella hash a dimensione fissa .</text:p>
      <text:p text:style-name="P42"/>
      <text:p text:style-name="P42">- Nel caso di hash chiuso <text:s/>la struttura sarà composta da un certo numero (maxbucket) di contenitori di uguale dimensione denominati bucket. Ognuno di questi bucket può contenere al massimo un numero nb = 1 di elementi che comprendono la chiave e il corrispondente valore.</text:p>
      <text:p text:style-name="P42">- Nel caso di hash aperto la struttura sarà composta da un certo numero indeterminato di contenitori bucket.</text:p>
      <text:p text:style-name="P42"><text:s/></text:p>
      <text:p text:style-name="P15"><text:span text:style-name="T15">I</text:span><text:span text:style-name="T14">n entrambi i casi viene usata una funzione aritmetica allo scopo di calcolare partendo dalla chiave, la posizione in tabella delle informazioni contenute nell’attributo collegato alla chiave.</text:span></text:p>
      <text:p text:style-name="P42"/>
      <text:p text:style-name="P15">5.6 Collisioni</text:p>
      <text:p text:style-name="P36">Una collisione si verifica quando chiavi diverse producono lo stesso risultato della funzione hash. Esistono funzioni hash più o meno buone anche se le collisioni non si potranno mai evitare del tutto.</text:p>
      <text:p text:style-name="P36"/>
      <text:p text:style-name="P16">5.6.1 Gestione con scansione lineare</text:p>
      <text:p text:style-name="P37">Se h(k) per qualche chiave k indica una posizione già occupata, si ispeziona lea posizione successiva nel vettore. Se la posizione è piena, si prova con la seguente fino a trovare una posizione libera o trovare che la tabella è completamente piena. Una posizione libera può essere facilmente segnalata in fase di realizzazioneda una chiave fittizia “libera”. Per la cancellazione basta sostituire la chiave con una fittizia “cancellato”. La strategia lineare può produrre nel tempo il casuale addensamento di informazioni in certi tratti della tabella (agglomerati) piuttosto che una loro dispersione.</text:p>
      <text:p text:style-name="P38"><text:soft-page-break/>Quale sia la funzione hash adottata, deve essere prevista una strategia per gestire il problema degli agglomerati e delle collisioni. Cioè:</text:p>
      <text:p text:style-name="P38">- occorre una funzione hash che distribuisca le chiavi uniformemente in v, in modo da ridurre le collisioni.</text:p>
      <text:p text:style-name="P38">- occorre un metodo di scansione per la soluzione delle collisioni utile a reperire chiavi che hanno trovato la posizione occupata e che non provochi la formazione di agglomerati di chiavi.</text:p>
      <text:p text:style-name="P38">- la dimensione m del vettore v deve essere una sovrastima del numero delle chiavi attese per evitare di riempire v completamente.</text:p>
      <text:p text:style-name="P37"/>
      <text:p text:style-name="P17">5.6.2 Hash aperto e liste di trabocco</text:p>
      <text:p text:style-name="P38">Una tecnica che evita la formazione di agglomerati è quella dell’hash aperto che richiede che la tabella hash mantenga la lista degli elementi le cui chiavi producono lo stesso valoere di funzione. La tabella viene realizzata definendo un array di liste di bucket (liste di trabocco). La funzione hash viene utilizzata per definire quale lista potrebbe contenere l’elemento che possiede una determinata chiave in modo da poter attivare una successiva operazione di ricerca nella lista corrispondente e di restituire la posizione del bucket contenente la chiave. </text:p>
      <text:p text:style-name="P38"/>
      <text:p text:style-name="P38">Nella realizzazione con hash e liste di trabocco si usa un metodo di scansione esterno contrapposto alla scansione lineare che è un metodo interno, altri metodi interni sono la scansione quadratica, pseudocasuale e l’hashing doppio.</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53"><text:soft-page-break/>6. ALBERI BINARI</text:p>
      <text:p text:style-name="P44">L’albero è una struttura informativa fondamentale per rappresentare partizioni successive di un insieme in sottoinsiemi disgiunti, organizzazioni gerarchiche di dati, procedimenti decisionali enumerativi. L’albero è un particolare tipo di grafo, definto come una coppia </text:p>
      <text:p text:style-name="P44">T = (N, A) dove N è un insieme finito di nodi ed A è un insieme di coppie non ordinate tale che:</text:p>
      <text:p text:style-name="P44">- Il numero di archi è uguale a |A| = |N| - 1</text:p>
      <text:p text:style-name="P44">- T è connesso, ovvero per ogni coppia di nodi u, v esiste una sequenza di nodi distinti u0,…,uk tali che u = u0, v = uk e la coppia &lt;ui,ui+1&gt; è un arco di A per i = 0,…,k-1</text:p>
      <text:p text:style-name="P44"/>
      <text:p text:style-name="P44">Gli alberi binari sono particolari alberi ordinati in cui ogni nodo ha al più due figli e si fa sempre distinzione tra figlio sinistro, che viene prima nell’ordinamento, e figlio destro. Un albero binario è un grafo orientato che o è vuoto, o è costituito da un solo nodo, o è formato da un nodo N detto radice e da due sottoalberi binari che vengono chiamati sottoalbero sinistro e destro.</text:p>
      <text:p text:style-name="P44"/>
      <text:p text:style-name="P54">6.1 Specifica sintattica</text:p>
      <text:p text:style-name="P45">Tipi: alberoBin, nodo, boolean, <text:span text:style-name="T17">tipoElem</text:span></text:p>
      <text:p text:style-name="P45"/>
      <text:p text:style-name="P45">Operatori:</text:p>
      <text:p text:style-name="P45">creaAlberoBin:<text:tab/>() <text:tab/><text:tab/><text:tab/>→<text:tab/>alberoBin</text:p>
      <text:p text:style-name="P45">alberoBinVuoto:<text:tab/>(alberoBin)<text:tab/><text:tab/>→<text:tab/>boolean</text:p>
      <text:p text:style-name="P45">binRadice:<text:tab/><text:tab/>(alberoBin)<text:tab/><text:tab/>→<text:tab/>nodo</text:p>
      <text:p text:style-name="P45">binPadre:<text:tab/><text:tab/>(nodo, alberoBin)<text:tab/>→<text:tab/>nodo</text:p>
      <text:p text:style-name="P45">figlioSinistro:<text:tab/><text:tab/>(nodo, alberoBin)<text:tab/>→<text:tab/>nodo</text:p>
      <text:p text:style-name="P45">figlioDestro:<text:tab/><text:tab/>(nodo, alberoBin)<text:tab/>→<text:tab/>nodo</text:p>
      <text:p text:style-name="P45">sinistroVuoto:<text:tab/><text:tab/>(nodo,alberoBin)<text:tab/>→<text:tab/>boolean</text:p>
      <text:p text:style-name="P45">destroVuoto:<text:tab/><text:tab/>(nodo, alberoBin)<text:tab/>→<text:tab/>boolean</text:p>
      <text:p text:style-name="P47">leggiNodo:<text:tab/><text:tab/>(nodo,alberoBin)<text:tab/>→<text:tab/>tipoElem</text:p>
      <text:p text:style-name="P47">scriviNodo:<text:tab/><text:tab/>(tipoElem, nodo, alberoBin) → alberoBin</text:p>
      <text:p text:style-name="P47"/>
      <text:p text:style-name="P45">- <text:span text:style-name="T17">Operatori per la costruzione dell’albero dalle foglie fino alla radice:</text:span></text:p>
      <text:p text:style-name="P45">costrAlberoBin<text:tab/>(alberoBin, alberoBin) →<text:tab/>alberoBin</text:p>
      <text:p text:style-name="P45">cancSottoAlberoBin<text:tab/>(nodo, alberoBin)<text:tab/>→<text:tab/>alberoBin</text:p>
      <text:p text:style-name="P45"/>
      <text:p text:style-name="P45">- <text:span text:style-name="T17">Operatori per la costruzione dell’albero dalla radice fino alle foglie:</text:span></text:p>
      <text:p text:style-name="P47">insBinRadice:<text:tab/>(nodo, alberoBin)<text:tab/>→<text:tab/>alberoBin</text:p>
      <text:p text:style-name="P47">insFiglioSinistro:<text:tab/>(nodo, alberoBin) <text:tab/>→<text:tab/>alberoBin</text:p>
      <text:p text:style-name="P47">insFiglioDestro:<text:tab/>(nodo, alberoBin)<text:tab/>→<text:tab/>alberoBin</text:p>
      <text:p text:style-name="P47"/>
      <text:p text:style-name="P56">6.2 Specifica semantica</text:p>
      <text:p text:style-name="P48">Tipi:</text:p>
      <text:p text:style-name="P48">- alberoBin: insieme degli alberi binari T=(N, A) nei quali ad ogni nodo è associato un Livello, boolean, nodo.</text:p>
      <text:p text:style-name="P48"/>
      <text:p text:style-name="P48">Operatori:</text:p>
      <text:p text:style-name="P48">- creaAlberoBin() = T</text:p>
      <text:p text:style-name="P48"><text:tab/>POST: T = (<text:span text:style-name="T7">⌀, ⌀) = Λ</text:span></text:p>
      <text:p text:style-name="P48"><text:span text:style-name="T7">- alberoBinVuoto(T) = b</text:span></text:p>
      <text:p text:style-name="P48"><text:span text:style-name="T7"><text:tab/>POST: b = VERO se T = Λ, altrimenti FALSO</text:span></text:p>
      <text:p text:style-name="P48"><text:soft-page-break/><text:span text:style-name="T7">- binRadice(T) = u</text:span></text:p>
      <text:p text:style-name="P48"><text:span text:style-name="T7"><text:tab/>PRE: T ≠ Λ</text:span></text:p>
      <text:p text:style-name="P48"><text:span text:style-name="T7"><text:tab/>POST: u è radice di T e livello(u) = 0</text:span></text:p>
      <text:p text:style-name="P48"><text:span text:style-name="T7">- binPadre(u, T) = v</text:span></text:p>
      <text:p text:style-name="P48"><text:span text:style-name="T7"><text:tab/>PRE: T ≠ Λ, u </text:span><text:span text:style-name="T19">∈ N, livello(u) &gt; 0</text:span></text:p>
      <text:p text:style-name="P48"><text:span text:style-name="T19"><text:tab/>POST: v è padre di u, livello(v) = livello(u) – 1</text:span></text:p>
      <text:p text:style-name="P48"><text:span text:style-name="T19">- figlioSinistro(u, T) = v</text:span></text:p>
      <text:p text:style-name="P49"><text:span text:style-name="T19"><text:tab/></text:span><text:span text:style-name="T7">PRE: T ≠ Λ, u </text:span><text:span text:style-name="T19">∈ N, u ha un figlio sinistro</text:span></text:p>
      <text:p text:style-name="P49"><text:span text:style-name="T19"><text:tab/>POST: v è figlio sinistro di u in T, livello(v) = livello(u) + 1</text:span></text:p>
      <text:p text:style-name="P49"><text:span text:style-name="T19">- figlioDestro(u, T) = v</text:span></text:p>
      <text:p text:style-name="P49"><text:span text:style-name="T19"><text:tab/></text:span><text:span text:style-name="T7">PRE: T ≠ Λ, u </text:span><text:span text:style-name="T19">∈ N, u ha un figlio destro</text:span></text:p>
      <text:p text:style-name="P49"><text:span text:style-name="T19"><text:tab/>POST: v è figlio destro di u in T, livello(v) = livello(u) + 1</text:span></text:p>
      <text:p text:style-name="P48"><text:span text:style-name="T19">- sinistroVuoto(u, T) = b</text:span></text:p>
      <text:p text:style-name="P49"><text:span text:style-name="T19"><text:tab/></text:span><text:span text:style-name="T7">PRE: T ≠ Λ, u </text:span><text:span text:style-name="T19">∈ N</text:span></text:p>
      <text:p text:style-name="P49"><text:span text:style-name="T19"><text:tab/>POST: b = VERO se u non ha figlio sinistro, altrimenti FALSO</text:span></text:p>
      <text:p text:style-name="P49"><text:span text:style-name="T19">- destroVuoto(u, T) = b</text:span></text:p>
      <text:p text:style-name="P49"><text:span text:style-name="T19"><text:tab/></text:span><text:span text:style-name="T7">PRE: T ≠ Λ, u </text:span><text:span text:style-name="T19">∈ N</text:span></text:p>
      <text:p text:style-name="P49"><text:span text:style-name="T19"><text:tab/>POST: b = VERO se u non ha figlio destro, altrimenti FALSO</text:span></text:p>
      <text:p text:style-name="P48"><text:span text:style-name="T7">- </text:span><text:span text:style-name="T20">costrBinAlbero(X, Y) = T</text:span></text:p>
      <text:p text:style-name="P48"><text:span text:style-name="T20"><text:tab/>POST: T si ottiene da X e Y introducendo un nuovo nodo r (radice di T) che avrà <text:tab/>come sottoalbero sinistro X e sottoalbero destro Y.</text:span></text:p>
      <text:p text:style-name="P50"><text:span text:style-name="T20"><text:tab/>- Se X = </text:span><text:span text:style-name="T7">Λ </text:span><text:span text:style-name="T20">e Y = </text:span><text:span text:style-name="T7">Λ </text:span><text:span text:style-name="T20">allora la radice r non avrà figli.</text:span></text:p>
      <text:p text:style-name="P50"><text:span text:style-name="T20"><text:tab/>- Se X = </text:span><text:span text:style-name="T7">Λ </text:span><text:span text:style-name="T20">allora la radice r non avrà figlio sinistro.</text:span></text:p>
      <text:p text:style-name="P55"><text:tab/><text:span text:style-name="T14">- </text:span><text:span text:style-name="T16">Se Y = </text:span><text:span text:style-name="T23">Λ </text:span><text:span text:style-name="T24">allora la radice r non avrà figlio destro.</text:span></text:p>
      <text:p text:style-name="P45">- <text:span text:style-name="T25">cancSottoAlberoBin(u, T) = T’</text:span></text:p>
      <text:p text:style-name="P46"><text:tab/><text:span text:style-name="T20">PRE: T ≠ Λ, u </text:span><text:span text:style-name="T19">∈ N</text:span></text:p>
      <text:p text:style-name="P46"><text:span text:style-name="T19"><text:tab/></text:span><text:span text:style-name="T20">POST: T’ è ottenuto da T eliminando il sottoalbero di radice u con tutti i suoi <text:tab/>discendenti. Valido per alberi di ogni ordine.</text:span></text:p>
      <text:p text:style-name="P45">- <text:span text:style-name="T25">leggiNodo(u, T) = a</text:span></text:p>
      <text:p text:style-name="P46"><text:tab/><text:span text:style-name="T25">PRE: u è nodo di T, </text:span><text:span text:style-name="T20">u </text:span><text:span text:style-name="T19">∈ N</text:span></text:p>
      <text:p text:style-name="P45"><text:tab/><text:span text:style-name="T25">POST: a è l’etichetta associata al nodo u in T</text:span></text:p>
      <text:p text:style-name="P45">- <text:span text:style-name="T25">scriviNodo(a, u, T) = T’</text:span></text:p>
      <text:p text:style-name="P46"><text:tab/><text:span text:style-name="T25">PRE: u è un nodo di T, </text:span><text:span text:style-name="T20">u </text:span><text:span text:style-name="T19">∈ N</text:span></text:p>
      <text:p text:style-name="P51"><text:span text:style-name="T19"><text:tab/></text:span><text:span text:style-name="T7">POST: T’ è il nuovo albero corrispondente al vecchio T con il valore a associato al <text:tab/>nodo u.</text:span></text:p>
      <text:p text:style-name="P51"><text:span text:style-name="T7">- </text:span><text:span text:style-name="T21">insBinRadice(u, T) = T’</text:span></text:p>
      <text:p text:style-name="P52"><text:span text:style-name="T21"><text:tab/>PRE: T = </text:span><text:span text:style-name="T22"><text:s/>Λ</text:span></text:p>
      <text:p text:style-name="P52"><text:span text:style-name="T22"><text:tab/></text:span><text:span text:style-name="T21">POST: <text:s/>T’ = (N, A), N = {u}, livello(u) = 0, A = </text:span><text:span text:style-name="T22">⌀</text:span></text:p>
      <text:p text:style-name="P52"><text:span text:style-name="T22">- </text:span><text:span text:style-name="T21">insFiglioSinistro(u, T) = T’</text:span></text:p>
      <text:p text:style-name="P52"><text:span text:style-name="T21"><text:tab/>PRE: </text:span><text:span text:style-name="T22">T ≠ Λ, u </text:span><text:span text:style-name="T19">∈ N, </text:span><text:span text:style-name="T21">sinistroVuoto(u, T) = VERO</text:span></text:p>
      <text:p text:style-name="P52"><text:span text:style-name="T21"><text:tab/>POST: N’ = N U {v}, T’ è ottenuto da T aggiungendo v come figlio sinistro di u</text:span></text:p>
      <text:p text:style-name="P52"><text:span text:style-name="T22">- </text:span><text:span text:style-name="T21">insFiglioDestro(u, T) = T’</text:span></text:p>
      <text:p text:style-name="P52"><text:span text:style-name="T21"><text:tab/>PRE: </text:span><text:span text:style-name="T22">T ≠ Λ, u </text:span><text:span text:style-name="T19">∈ N, </text:span><text:span text:style-name="T21">destroVuoto(u, T) = VERO</text:span></text:p>
      <text:p text:style-name="P52"><text:span text:style-name="T21"><text:tab/>POST: N’ = N U {v}, T’ è ottenuto da T aggiungendo v come figlio destro di u</text:span></text:p>
      <text:p text:style-name="P52"><text:span text:style-name="T21"/></text:p>
      <text:p text:style-name="P51"><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swiss"/>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30T12:05:15.164046854</meta:creation-date>
    <dc:date>2016-07-05T13:32:59.216559289</dc:date>
    <meta:editing-duration>PT36M22S</meta:editing-duration>
    <meta:editing-cycles>5</meta:editing-cycles>
    <meta:generator>LibreOffice/5.1.2.2$Linux_X86_64 LibreOffice_project/10m0$Build-2</meta:generator>
    <meta:document-statistic meta:table-count="0" meta:image-count="0" meta:object-count="0" meta:page-count="12" meta:paragraph-count="316" meta:word-count="3333" meta:character-count="19540" meta:non-whitespace-character-count="16369"/>
  </office:meta>
</office:document-meta>
</file>